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g new app_name –service-worker </text:p>
      <text:p text:style-name="Standard">npm install -g http-server – to install node based server to run application in prod</text:p>
      <text:p text:style-name="Standard">ng add @angular/pwa – to add service worker to our existing application.</text:p>
      <text:p text:style-name="Standard">http-server -p 4200 –to run prod builded code on http server</text:p>
      <text:p text:style-name="Standard"/>
      <text:p text:style-name="Standard">in case any error change the port </text:p>
      <text:p text:style-name="Standard"><text:a xlink:type="simple" xlink:href="http://10.18.80.143:4200/index.html" text:style-name="Internet_20_link" text:visited-style-name="Visited_20_Internet_20_Link">http://10.18.80.143:4200/index.html</text:a></text:p>
      <text:p text:style-name="Standard"/>
      <text:p text:style-name="Standard">without index.html it will throw error</text:p>
      <text:p text:style-name="Standard"><text:s/></text:p>
      <text:p text:style-name="Standard"/>
      <text:p text:style-name="Standard">https://www.youtube.com/watch?v=5YtNQJQu31Y&amp;t=619s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4M20S</meta:editing-duration>
    <meta:editing-cycles>8</meta:editing-cycles>
    <meta:generator>OpenOffice/4.1.3$Win32 OpenOffice.org_project/413m1$Build-9783</meta:generator>
    <dc:date>2019-07-31T17:04:20.81</dc:date>
    <meta:document-statistic meta:table-count="0" meta:image-count="0" meta:object-count="0" meta:page-count="1" meta:paragraph-count="9" meta:word-count="57" meta:character-count="406"/>
    <meta:user-defined meta:name="Info 1"/>
    <meta:user-defined meta:name="Info 2"/>
    <meta:user-defined meta:name="Info 3"/>
    <meta:user-defined meta:name="Info 4"/>
  </office:meta>
</office:document-meta>
</file>